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umnNumberManager.signalUsedColumnNumbers( int start , int 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lumnNumberManager.getCurren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umnNumberManager.prepareForNextRow( List pendingSpa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lumnNumberManager.isColumnNumberUsed( int colN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